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paragraph-rsid="0017d811" style:font-name-asian="Noto Sans CJK KR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Noto Sans CJK KR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Noto Sans CJK KR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4f7a9" style:font-name-asian="Noto Sans CJK KR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b710c" style:font-name-asian="Noto Sans CJK KR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0a04e" style:font-name-asian="Noto Sans CJK KR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Noto Sans CJK KR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Noto Sans CJK KR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68dcc" style:font-name-asian="Noto Sans CJK KR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d03ca" style:font-name-asian="Noto Sans CJK KR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Noto Sans CJK KR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樹梨花一盞家燈</text:p>
      <text:p text:style-name="P2"/>
      <text:p text:style-name="P3">小島的三月</text:p>
      <text:p text:style-name="P3">開滿了白色的櫻花</text:p>
      <text:p text:style-name="P3">相間着零零星星 <text:s/>黃色 <text:s/>粉色 <text:s/>紅色的</text:p>
      <text:p text:style-name="P3">然而</text:p>
      <text:p text:style-name="P3">我不大喜歡白色的花</text:p>
      <text:p text:style-name="P3">不是她們不夠漂亮</text:p>
      <text:p text:style-name="P3">而是我聯想起你一樹的梨花</text:p>
      <text:p text:style-name="P4">但卻不知 </text:p>
      <text:p text:style-name="P4">是否能 <text:s/>守着你 <text:s text:c="2"/>直到花開的那一天</text:p>
      <text:p text:style-name="P3">答案</text:p>
      <text:p text:style-name="P3">只有親在臉上的風知道</text:p>
      <text:p text:style-name="P3">可惜 <text:s/>我聽不懂她的語言</text:p>
      <text:p text:style-name="P3"/>
      <text:p text:style-name="P3">小城的夜很安靜</text:p>
      <text:p text:style-name="P3">巷子很深</text:p>
      <text:p text:style-name="P3">前後難遇幾個行人</text:p>
      <text:p text:style-name="P5">只有零星的家燈</text:p>
      <text:p text:style-name="P5">在輕聲細語 <text:s/>告訴流浪的人</text:p>
      <text:p text:style-name="P3">他們一家在燈下團聚</text:p>
      <text:p text:style-name="P3"/>
      <text:p text:style-name="P3">我沿着深深的巷子</text:p>
      <text:p text:style-name="P3">尋找着迷路的感覺</text:p>
      <text:p text:style-name="P3">就像此刻迷亂的心</text:p>
      <text:p text:style-name="P3">渴望着偶遇</text:p>
      <text:p text:style-name="P3">期待着</text:p>
      <text:p text:style-name="P6">所有的相識和故事</text:p>
      <text:p text:style-name="P6">從不期而遇開始</text:p>
      <text:p text:style-name="P3">如果轉角 剛好遇見你</text:p>
      <text:p text:style-name="P3">我會笑開了花</text:p>
      <text:p text:style-name="P3">這滿城的花</text:p>
      <text:p text:style-name="P3">都不及一朵罌粟花</text:p>
      <text:p text:style-name="P3"/>
      <text:p text:style-name="P3">前方的路</text:p>
      <text:p text:style-name="P3">岔道一個接着一個</text:p>
      <text:p text:style-name="P3">我不知道選哪個</text:p>
      <text:p text:style-name="P3">就像我心裡有無數個不知道</text:p>
      <text:p text:style-name="P3">因爲太多不知</text:p>
      <text:p text:style-name="P3">所以漸漸地 <text:s/>喜歡一個人</text:p>
      <text:p text:style-name="P3">靜靜地 <text:s/>呆呆地 <text:s/>坐在佛像前</text:p>
      <text:p text:style-name="P3">無數的祈禱變成了無言</text:p>
      <text:p text:style-name="P3">前方的路只有天曉得</text:p>
      <text:p text:style-name="P3"/>
      <text:p text:style-name="P3">朦朦朧朧的夜色</text:p>
      <text:p text:style-name="P3">千朵萬朵的花</text:p>
      <text:p text:style-name="P3">圍繞着闌珊的萬家燈火</text:p>
      <text:p text:style-name="P3">我渴望着</text:p>
      <text:p text:style-name="P3">渴望着</text:p>
      <text:p text:style-name="P3">你爲我留的</text:p>
      <text:p text:style-name="P3">一盞家燈</text:p>
      <text:p text:style-name="P7"/>
      <text:p text:style-name="P11"/>
      <text:p text:style-name="P8"/>
      <text:p text:style-name="P8"/>
      <text:p text:style-name="P8">海面很平靜</text:p>
      <text:p text:style-name="P8">卻是鯊魚的獵場！</text:p>
      <text:p text:style-name="P8">世界很和平 <text:s/>卻不太平</text:p>
      <text:p text:style-name="P8">謊言編織成了美麗的詩篇</text:p>
      <text:p text:style-name="P8">嶽不羣成了正義的化身</text:p>
      <text:p text:style-name="P8">熱血 <text:s/>聽話的烏合之衆</text:p>
      <text:p text:style-name="P8">自以爲 <text:s text:c="2"/>聰明 <text:s/>無人能忽悠了他們</text:p>
      <text:p text:style-name="P8">卻驕傲地做了他的門徒</text:p>
      <text:p text:style-name="P8"/>
      <text:p text:style-name="P8">要殺豬的</text:p>
      <text:p text:style-name="P8">也是餵豬的</text:p>
      <text:p text:style-name="P8"/>
      <text:p text:style-name="P8">人爲刀俎我爲魚肉</text:p>
      <text:p text:style-name="P9">前方的路在哪？</text:p>
      <text:p text:style-name="P9">我不知道</text:p>
      <text:p text:style-name="P9">你是誰？</text:p>
      <text:p text:style-name="P9">我不知道</text:p>
      <text:p text:style-name="P9">餘生 <text:s/>能否遇到 這樣一個你</text:p>
      <text:p text:style-name="P9">我不知道</text:p>
      <text:p text:style-name="P9">好害怕 <text:s/>餘生牽手空氣</text:p>
      <text:p text:style-name="P9">讓這一生 <text:s/>白白活一場</text:p>
      <text:p text:style-name="P9">只能像鴕鳥一樣</text:p>
      <text:p text:style-name="P9">把頭埋進文字的砂礫之中</text:p>
      <text:p text:style-name="P10">幻想着 <text:s/></text:p>
      <text:p text:style-name="P10">有你的童話世界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04T12:18:59.944698610</dc:date>
    <meta:editing-duration>PT3H32M13S</meta:editing-duration>
    <meta:editing-cycles>124</meta:editing-cycles>
    <meta:document-statistic meta:table-count="0" meta:image-count="0" meta:object-count="0" meta:page-count="1" meta:paragraph-count="69" meta:word-count="515" meta:character-count="556" meta:non-whitespace-character-count="515"/>
  </office:meta>
</office:document-meta>
</file>